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chivo Black" svg:font-family="'Archivo Black'" style:font-family-generic="roman" style:font-pitch="variable"/>
    <style:font-face style:name="Arial1" svg:font-family="Arial" style:font-family-generic="roman" style:font-pitch="variable"/>
    <style:font-face style:name="Kruti Dev 090" svg:font-family="'Kruti Dev 090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chivo Black1" svg:font-family="'Archivo Black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" style:family="paragraph" style:parent-style-name="Standard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4" style:family="paragraph" style:parent-style-name="Standard">
      <style:text-properties style:font-name="Arial1" fo:font-size="11pt" style:font-size-asian="11pt" style:font-name-complex="Arial2" style:font-size-complex="11pt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T1" style:family="text">
      <style:text-properties fo:color="#404040" style:font-name="Archivo Black" style:text-underline-style="solid" style:text-underline-width="auto" style:text-underline-color="font-color" fo:font-weight="bold" style:font-weight-asian="bold" style:font-name-complex="Archivo Black1" style:font-weight-complex="bold"/>
    </style:style>
    <style:style style:name="T2" style:family="text">
      <style:text-properties style:font-name="Arial1" fo:font-size="14pt" style:font-size-asian="14pt" style:font-name-complex="Arial2" style:font-size-complex="14pt"/>
    </style:style>
    <style:style style:name="T3" style:family="text">
      <style:text-properties style:font-name="Arial1" fo:font-size="14pt" fo:background-color="#ffff00" style:font-size-asian="14pt" style:font-name-complex="Arial2" style:font-size-complex="14pt"/>
    </style:style>
    <style:style style:name="T4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5" style:family="text"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T6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7" style:family="text">
      <style:text-properties style:font-name="Arial1" fo:font-size="11pt" style:font-size-asian="11pt" style:font-name-complex="Arial2" style:font-size-complex="11pt"/>
    </style:style>
    <style:style style:name="T8" style:family="text">
      <style:text-properties style:font-name="Arial1" fo:font-size="11pt" fo:font-weight="bold" style:font-size-asian="11pt" style:font-weight-asian="bold" style:font-name-complex="Arial2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us Booking System</text:span></text:p>
      <text:p text:style-name="Standard"><text:span text:style-name="T2">I have created this project with the help of </text:span><text:span text:style-name="T3">mysql.connector</text:span><text:span text:style-name="T2"> instead of mysqlite3 which I have learned by exploring on internet and studying about connectors. </text:span></text:p>
      <text:p text:style-name="Standard"><text:span text:style-name="T2">I have implemented many features like:</text:span></text:p>
      <text:list xml:id="list3087812154655322220" text:style-name="WWNum1">
        <text:list-item>
          <text:p text:style-name="P6"><text:span text:style-name="T2">You </text:span><text:span text:style-name="T3">can’t book seats more than capacity</text:span><text:span text:style-name="T2"> of bus</text:span></text:p>
        </text:list-item>
        <text:list-item>
          <text:p text:style-name="P6"><text:span text:style-name="T2">You </text:span><text:span text:style-name="T3">can’t book seats more than available seats</text:span><text:span text:style-name="T2">.</text:span></text:p>
        </text:list-item>
        <text:list-item>
          <text:p text:style-name="P6"><text:span text:style-name="T2">You </text:span><text:span text:style-name="T3">can’t add bus, route, run, operator which already exist in database.</text:span></text:p>
        </text:list-item>
        <text:list-item>
          <text:p text:style-name="P6"><text:span text:style-name="T2">If Bus is fully booked then it will show error ‘</text:span><text:span text:style-name="T3">No bus Bus Available’</text:span><text:span text:style-name="T2">.</text:span></text:p>
        </text:list-item>
        <text:list-item>
          <text:p text:style-name="P6"><text:span text:style-name="T2"><text:s/>You can’t add </text:span><text:span text:style-name="T3">String in Phone number</text:span><text:span text:style-name="T2"> column.</text:span></text:p>
        </text:list-item>
      </text:list>
      <text:p text:style-name="Standard"><text:span text:style-name="T2">And many features like this.</text:span></text:p>
      <text:p text:style-name="Standard"><text:span text:style-name="T2">And I have used </text:span><text:span text:style-name="T3">.format</text:span><text:span text:style-name="T2"> function of python instead of {?,?}</text:span></text:p>
      <text:p text:style-name="Standard"><text:span text:style-name="T5">Routes:</text:span><text:span text:style-name="T2"><text:line-break/> <text:s/><text:tab/> </text:span><text:span text:style-name="T4">Guna <text:s text:c="13"/>Bhopal</text:span><text:span text:style-name="T2"> <text:tab/></text:span><text:span text:style-name="T4">Date: ‘27/11/22’</text:span></text:p>
      <text:p text:style-name="P3"/>
      <text:p text:style-name="Standard"><text:span text:style-name="T6">Database:</text:span></text:p>
      <text:p text:style-name="Standard"><text:span text:style-name="T7">mysql&gt; create table operator(opid int PRIMARY KEY, name varchar(30), Address varchar(50), email varchar(30), phone int not null check(mobile between 1111111111 and 9999999999));</text:span></text:p>
      <text:p text:style-name="Standard"><text:span text:style-name="T7">Query OK, 0 rows affected (0.02 sec)</text:span></text:p>
      <text:p text:style-name="P4"/>
      <text:p text:style-name="Standard"><text:soft-page-break/><text:span text:style-name="T7">mysql&gt; create table bus(bid int PRIMARY KEY, type varchar(20), capacity int check(capacity between 1 and 100), fare int, rid int, opid int);</text:span></text:p>
      <text:p text:style-name="Standard"><text:span text:style-name="T7">Query OK, 0 rows affected (0.02 sec)</text:span></text:p>
      <text:p text:style-name="P4"/>
      <text:p text:style-name="Standard"><text:span text:style-name="T7">mysql&gt; create table runs(bid int, date date, seat_available int check(seat_available between 1 and 100), PRIMARY KEY(bid,date));</text:span></text:p>
      <text:p text:style-name="Standard"><text:span text:style-name="T7">Query OK, 0 rows affected (0.02 sec)</text:span></text:p>
      <text:p text:style-name="P4"/>
      <text:p text:style-name="Standard"><text:span text:style-name="T7">mysql&gt; create table route(rid int, sid int, sname varchar(20), PRIMARY KEY(rid,sid));</text:span></text:p>
      <text:p text:style-name="Standard"><text:span text:style-name="T7">create table booking_history(reference_no int primary key auto_increment,mobile int not null check(mobile between 1111111111 and 9999999999),pname varchar(30), gender varchar(15), age int not null check(age between 1 and 100),no_of_seats int not null check(no_of_seats between 1 and 100),dob date,bfrom varchar(20),dot date,bname varchar(20),fare int);</text:span></text:p>
      <text:p text:style-name="Standard"><text:span text:style-name="T8">By:<text:line-break/></text:span><text:span text:style-name="T4">AVIRAL JAIN<text:line-break/></text:span></text:p>
      <text:p text:style-name="Standard"><text:span text:style-name="T2"><text:line-break/></text:span></text:p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chivo Black" svg:font-family="'Archivo Black'" style:font-family-generic="roman" style:font-pitch="variable"/>
    <style:font-face style:name="Arial1" svg:font-family="Arial" style:font-family-generic="roman" style:font-pitch="variable"/>
    <style:font-face style:name="Kruti Dev 090" svg:font-family="'Kruti Dev 090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chivo Black1" svg:font-family="'Archivo Black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en" style:country-asian="US" style:font-size-complex="24pt" style:language-complex="ar" style:country-complex="SA"/>
    </style:default-style>
    <style:default-style style:family="paragraph">
      <style:paragraph-properties fo:margin-top="0.176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Kruti Dev 090" fo:font-size="24pt" fo:language="en" fo:country="US" style:font-name-asian="SimSun" style:font-size-asian="24pt" style:language-asian="en" style:country-asian="US" style:font-name-complex="F" style:font-size-complex="2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mer Buddy</meta:initial-creator>
    <meta:editing-cycles>3</meta:editing-cycles>
    <meta:creation-date>2022-11-29T12:02:00</meta:creation-date>
    <dc:date>2023-02-27T01:07:37.33</dc:date>
    <meta:editing-duration>PT2S</meta:editing-duration>
    <meta:generator>OpenOffice/4.1.13$Win32 OpenOffice.org_project/4113m1$Build-9810</meta:generator>
    <meta:document-statistic meta:table-count="0" meta:image-count="0" meta:object-count="0" meta:page-count="2" meta:paragraph-count="22" meta:word-count="247" meta:character-count="16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